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Text_20_body">
      <style:text-properties style:font-name="Arial" fo:font-size="10pt" fo:language="pt" fo:country="BR" fo:font-weight="bold" style:font-size-asian="10pt" style:font-weight-asian="bold" style:font-size-complex="10pt" style:font-weight-complex="bold"/>
    </style:style>
    <style:style style:name="P3" style:family="paragraph" style:parent-style-name="Text_20_body">
      <style:text-properties fo:language="pt" fo:country="BR"/>
    </style:style>
    <style:style style:name="P4" style:family="paragraph" style:parent-style-name="Heading_20_2">
      <style:text-properties fo:language="pt" fo:country="BR"/>
    </style:style>
    <style:style style:name="P5" style:family="paragraph" style:parent-style-name="Heading_20_1">
      <style:text-properties fo:language="pt" fo:country="BR"/>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pt" fo:country="BR"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1. Introdução</text:h>
      <text:p text:style-name="P1">O objetivo deste pequeno relatório é apresentar o projeto MyPas e descrever algumas informações sobre seu desenvolvimento.</text:p>
      <text:h text:style-name="P5" text:outline-level="1">2. Ferramentas Utilizadas</text:h>
      <text:p text:style-name="P1">Neste capitulo será descrito, de forma bem simples, as principais ferramentas que foram utilizadas para desenvolver o projeto da melhor forma possível.</text:p>
      <text:h text:style-name="P4" text:outline-level="2">2.1. Autotools</text:h>
      <text:p text:style-name="Text_20_body"><text:span text:style-name="T1">Para criação dos arquivos Makefile foi utilizado a ferramenta GNU Autoconf e Automake. Com o auxilio dessas ferramentas, o projeto desenvolvido já está no padrão de distribuição de programas Unix., sendo assim o compilador MyPas pode ser facilmente compilado e instalado em sistemas Unix-like através dos comandos </text:span><text:span text:style-name="T2">./configure &amp;&amp; make &amp;&amp; sudo make install</text:span><text:span text:style-name="T1">.</text:span></text:p>
      <text:h text:style-name="P4" text:outline-level="2">2.2. gVim</text:h>
      <text:p text:style-name="P1">O editor utilizado para desenvolver o projeto foi o gVim, um front-end do Vim que faz uso do Gtk. O gVim é um editor bastante versatil e uma vez que o usuário domine seus principais conceitos, o editor torna-se uma excelente ferramenta.</text:p>
      <text:h text:style-name="P4" text:outline-level="2">2.3. libtap</text:h>
      <text:p text:style-name="Text_20_body"><text:span text:style-name="T1">Para implementar o compilador e garantir seu funcionamento, foi criado uma série de testes unitários utilizando a biblioteca libtap. Está biblioteca implementa em C o padrão TAP(Test Anything Protocol) originado na comunidade Perl. Escrevi um artigo sobre a biblioteca e descrevo como utiliza-la. O artigo pode ser encontrado em </text:span><text:a xlink:type="simple" xlink:href="http://diegorubin.com/2011/04/23/criando-testes-usando-libtap">http://diegorubin.com/2011/04/23/criando-testes-usando-libtap</text:a><text:span text:style-name="T1">.</text:span></text:p>
      <text:p text:style-name="Text_20_body"><text:span text:style-name="T1">Para iniciar a execução dos testes o comando </text:span><text:span text:style-name="T2">make check </text:span><text:span text:style-name="T3">deve ser executado.</text:span></text:p>
      <text:h text:style-name="P4" text:outline-level="2">2.4. Git</text:h>
      <text:p text:style-name="P1">Para controle de versão do projeto foi escolhido o Git. Sistema inicialmente projetado por Linus Torvalds e amplamente utilizado hoje por desenvolvedores de softwares, como o kernel Linux.</text:p>
      <text:h text:style-name="P4" text:outline-level="2">2.5. Depuração de Código</text:h>
      <text:p text:style-name="P1">Para depuração do código foi utilizado o GNU Debugger na maior parte do tempo.</text:p>
      <text:p text:style-name="Text_20_body"><text:span text:style-name="T1">Também foi desenvolvido uma pequena aplicação que cujo principal objetivo e formatar saídas como a tabela de símbolos. A aplicação é chamada de CDB, foi desenvolvida em C++ e faz uso da Gtkmm. Ela pode ser encontrada no diretório </text:span><text:span text:style-name="T2">extras</text:span><text:span text:style-name="T1"> na raiz do projeto.</text:span></text:p>
      <text:h text:style-name="P5" text:outline-level="1">3. Descrição da Estrutura do Projeto</text:h>
      <text:p text:style-name="P1">Este capitulo tem como objetivo descrever o conteúdo dos diretórios do projeto.</text:p>
      <text:p text:style-name="Text_20_body"><text:span text:style-name="T1">No diretório </text:span><text:span text:style-name="T2">src</text:span><text:span text:style-name="T1"> estão localizados a implementação todas as funções dos projetos. No diretório </text:span><text:span text:style-name="T2">includes</text:span><text:span text:style-name="T1"> </text:span><text:soft-page-break/><text:span text:style-name="T1">estão localizados os arquivos de cabeçalho que utilizados pelos arquivos de código que estão em </text:span><text:span text:style-name="T2">src</text:span><text:span text:style-name="T1"> e </text:span><text:span text:style-name="T2">tests</text:span><text:span text:style-name="T1">. No diretório tests estão localizados todos os testes unitários implementados. No diretório </text:span><text:span text:style-name="T2">example </text:span><text:span text:style-name="T3">estão alguns códigos em Pascal simplificado que foram utilizados como testes durante o desenvolvimento do compilador. Em </text:span><text:span text:style-name="T2">extras </text:span><text:span text:style-name="T3">encontra-se o projeto que foi desenvolvido para auxiliar a depuração do código, o CDB.</text:span></text:p>
      <text:p text:style-name="Text_20_body"><text:span text:style-name="T3">Em </text:span><text:span text:style-name="T2">doc</text:span><text:span text:style-name="T3"> encontra-se esse pequeno relatório além de um arquivo com o log de todos os commits do Git e uma planilha gerada pelo sistema que desenvolvi para controle de horas dos meu projetos. Os demais diretórios não citados servem de suporte ao conjunto de ferramentas que chamamos de Autotools durante o processo de compilação do projeto.</text:span></text:p>
      <text:h text:style-name="P5" text:outline-level="1">4. Metodologias Utilizadas</text:h>
      <text:p text:style-name="Text_20_body"><text:span text:style-name="T1">Aqui encontra-se uma pequena descrição de metodologias utilizadas no desenvolvimento do compilador MyPas.</text:span></text:p>
      <text:h text:style-name="P4" text:outline-level="2">4.1. Top-down</text:h>
      <text:p text:style-name="P1">O compilador foi desenvolvido utilizando a metodologia Top-down LL(1). O compilador lê o código fonte de cima para baixo, da esquerda para direita e ele somente sabe qual é o próximo token, que chamamos em nosso código de lookahead.</text:p>
      <text:h text:style-name="P4" text:outline-level="2">4.2. Test Driven Development(TDD)</text:h>
      <text:p text:style-name="P1">Para desenvolver o projeto foi utilizado a metodologia Test Driven Development(Desenvolvimento Dirigido a Testes). Seu principal fundamento é sempre criar um teste unitário antes de desenvolver a funcionalidade que fara com que o teste passe. Isso garante que a maior parte do código está coberta com testes unitários e se for preciso realizar alguma mudança no código, conseguimos garantir que essa mudança não tenha afetado nenhum outro ponto do projeto. E se afetou, encontraremos esse ponto.</text:p>
      <text:h text:style-name="P5" text:outline-level="1">5. Gramática</text:h>
      <text:p text:style-name="P1">A gramática implementada está descrita abaixo. Ela é uma simplificação da gramática utilizada pela linguagem Pascal.</text:p>
      <text:p text:style-name="P2">program -&gt; PROGRAM ID ';' block '.'</text:p>
      <text:p text:style-name="P2"/>
      <text:p text:style-name="P2">block -&gt; declarations modules stmtblock</text:p>
      <text:p text:style-name="P2">declarations -&gt; </text:p>
      <text:p text:style-name="P2"><text:s text:c="2"/>[VAR idlist ':' type';' {idlist ':' type ';'}]</text:p>
      <text:p text:style-name="P2"/>
      <text:p text:style-name="P2">modules -&gt; {procedure | function}</text:p>
      <text:p text:style-name="P2"/>
      <text:p text:style-name="P2">procedure -&gt; PROCEDURE ID formalparm ';' declarations stmtblock ';' </text:p>
      <text:p text:style-name="P2"/>
      <text:p text:style-name="P2">function -&gt; FUNCTION ID formalparm ':' type ';' declarations stmtblock ';' </text:p>
      <text:p text:style-name="P2"/>
      <text:p text:style-name="P2"><text:soft-page-break/>formalparm -&gt; ['(' [VAR] idlist ':' type </text:p>
      <text:p text:style-name="P2"><text:s text:c="15"/>{';' [VAR] idlist ':' type } ')']</text:p>
      <text:p text:style-name="P2"/>
      <text:p text:style-name="P2">stmtblock -&gt; BEGIN stmtlist END</text:p>
      <text:p text:style-name="P2"/>
      <text:p text:style-name="P2">stmtlist -&gt; stmt {';' stmt}</text:p>
      <text:p text:style-name="P2"/>
      <text:p text:style-name="P2">stmt -&gt; </text:p>
      <text:p text:style-name="P2"><text:s text:c="3"/>stmtblock | ifstmt | whilestmt</text:p>
      <text:p text:style-name="P2"><text:s/>| repstmt | forstmt | idstmt</text:p>
      <text:p text:style-name="P2"/>
      <text:p text:style-name="P2">type -&gt; INTEGER | REAL | BOOLEAN</text:p>
      <text:p text:style-name="P2"/>
      <text:p text:style-name="P2">idlist -&gt; ID {',' ID}</text:p>
      <text:p text:style-name="P2"/>
      <text:p text:style-name="P2">idstmt -&gt; ID [ ASSGNMT expression | '(' exprlist ')' ]</text:p>
      <text:p text:style-name="P2"/>
      <text:p text:style-name="P2">ifstmt -&gt; IF expression THEN stmt [ ELSE stmt ]</text:p>
      <text:p text:style-name="P2"/>
      <text:p text:style-name="P2">whilestmt -&gt; WHILE expression DO stmt</text:p>
      <text:p text:style-name="P2"/>
      <text:p text:style-name="P2">repstmt -&gt; REPEAT stmtlist UNTIL expression</text:p>
      <text:p text:style-name="P2"/>
      <text:p text:style-name="P2">expression -&gt; expr = expr | expr '&lt;' expr | expr '&gt;' expr |</text:p>
      <text:p text:style-name="P2"><text:s text:c="14"/>expr GEQ expr | expr LEQ expr | </text:p>
      <text:p text:style-name="P2"><text:s text:c="14"/>expr NEQ expr | expr</text:p>
      <text:p text:style-name="P2"/>
      <text:p text:style-name="P2">expr -&gt; [-] term { '+' term | '-' term | OR term }</text:p>
      <text:p text:style-name="P2"/>
      <text:p text:style-name="P2">exprlist -&gt; expression { ',' expression }</text:p>
      <text:p text:style-name="P2"/>
      <text:p text:style-name="P2">term -&gt; factor { '*' factor | '/' factor | AND factor | </text:p>
      <text:p text:style-name="P2"><text:s text:c="17"/>DIV factor | MOD factor }</text:p>
      <text:p text:style-name="P2"/>
      <text:p text:style-name="P2">factor -&gt; UINT | FLOAT | ID {'(' exprlist ')'} | </text:p>
      <text:p text:style-name="P2"><text:s text:c="10"/>'(' expression ')' | NOT factor</text:p>
      <text:p text:style-name="P2"><text:s/></text:p>
      <text:p text:style-name="P2"/>
      <text:h text:style-name="Heading_20_1" text:outline-level="1"><text:soft-page-break/>6. Limitações</text:h>
      <text:p text:style-name="Text_20_body">Uma das principais limitações do projeto é falta de tradução de ponto flutuante, apesar do lexer suportar esse tipo de informação. Esse seria o próximo passo no desenvolvimento do projeto, porém realmente não houve tempo para tratar mais essa complex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3T20:52:38</meta:creation-date>
    <dc:date>2012-12-04T08:08:46</dc:date>
    <meta:editing-duration>PT1H15M20S</meta:editing-duration>
    <meta:editing-cycles>30</meta:editing-cycles>
    <meta:generator>LibreOffice/3.5$Linux_X86_64 LibreOffice_project/350m1$Build-2</meta:generator>
    <meta:document-statistic meta:table-count="0" meta:image-count="0" meta:object-count="0" meta:page-count="4" meta:paragraph-count="60" meta:word-count="864" meta:character-count="5419" meta:non-whitespace-character-count="4529"/>
  </office:meta>
</office:document-meta>
</file>